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libri" fo:font-size="11pt" style:font-size-asian="11pt" style:language-asian="ar" style:country-asian="SA" style:font-name-complex="Droid Sans1"/>
    </style:style>
    <style:style style:name="ce3" style:family="table-cell" style:parent-style-name="Default">
      <style:text-properties style:font-size-asian="11pt" style:language-asian="ar" style:country-asian="SA" style:font-name-complex="Droid Sans1"/>
    </style:style>
    <style:style style:name="ce4" style:family="table-cell" style:parent-style-name="Default">
      <style:text-properties style:font-name="Arial" style:font-name-asian="Droid Sans" style:font-name-complex="Lohit Hindi"/>
    </style:style>
    <style:style style:name="ce5" style:family="table-cell" style:parent-style-name="Default">
      <style:text-properties style:font-name="Calibri" fo:font-size="11pt" style:font-name-asian="Droid Sans" style:font-size-asian="11pt" style:language-asian="ar" style:country-asian="SA" style:font-name-complex="Lohit Hindi" style:font-size-complex="6.80000019073486pt" style:language-complex="en" style:country-complex="US"/>
    </style:style>
    <style:style style:name="T1" style:family="text">
      <style:text-properties style:letter-kerning="true" style:font-size-asian="11pt" style:language-asian="ar" style:country-asian="SA" style:font-name-complex="Droid Sans1"/>
    </style:style>
  </office:automatic-styles>
  <office:body>
    <office:spreadsheet>
      <table:table table:name="p1=0.5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p3</text:p>
          </table:table-cell>
          <table:table-cell office:value-type="string">
            <text:p>MCM</text:p>
          </table:table-cell>
          <table:table-cell office:value-type="string">
            <text:p>MedLDA-OVA</text:p>
          </table:table-cell>
          <table:table-cell office:value-type="string">
            <text:p>MedLDA-MTL</text:p>
          </table:table-cell>
          <table:table-cell office:value-type="string">
            <text:p>DSLDA-OSST</text:p>
          </table:table-cell>
          <table:table-cell office:value-type="string">
            <text:p>DSLDA-NSLT</text:p>
          </table:table-cell>
          <table:table-cell office:value-type="string">
            <text:p>DSLDA</text:p>
          </table:table-cell>
          <table:table-cell office:value-type="string">
            <text:p>NPDSLDA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25.19">
            <text:p>25.19</text:p>
          </table:table-cell>
          <table:table-cell table:style-name="ce1" office:value-type="float" office:value="37.5494071146245">
            <text:p>37.5494071146</text:p>
          </table:table-cell>
          <table:table-cell table:style-name="ce5" office:value-type="float" office:value="35.1778656126">
            <text:p>35.1778656126</text:p>
          </table:table-cell>
          <table:table-cell table:style-name="ce1" office:value-type="float" office:value="33.9920948616601">
            <text:p>33.9920948617</text:p>
          </table:table-cell>
          <table:table-cell table:style-name="ce1" office:value-type="float" office:value="40.7114624505929">
            <text:p>40.7114624506</text:p>
          </table:table-cell>
          <table:table-cell office:value-type="float" office:value="39.68">
            <text:p>39.68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table:style-name="ce2" office:value-type="string">
            <text:p><text:span text:style-name="T1">23.32</text:span></text:p>
          </table:table-cell>
          <table:table-cell table:style-name="ce3" office:value-type="string">
            <text:p><text:span text:style-name="T1">26.87</text:span></text:p>
          </table:table-cell>
          <table:table-cell office:value-type="float" office:value="44.6640316205534">
            <text:p>44.6640316206</text:p>
          </table:table-cell>
          <table:table-cell office:value-type="float" office:value="47.8260869565217">
            <text:p>47.8260869565</text:p>
          </table:table-cell>
          <table:table-cell office:value-type="float" office:value="45.4545454545455">
            <text:p>45.4545454545</text:p>
          </table:table-cell>
          <table:table-cell office:value-type="float" office:value="48.2213438735178">
            <text:p>48.2213438735</text:p>
          </table:table-cell>
          <table:table-cell office:value-type="float" office:value="49.31">
            <text:p>49.31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33.2">
            <text:p>33.2</text:p>
          </table:table-cell>
          <table:table-cell office:value-type="float" office:value="43.48">
            <text:p>43.48</text:p>
          </table:table-cell>
          <table:table-cell office:value-type="float" office:value="45.45">
            <text:p>45.45</text:p>
          </table:table-cell>
          <table:table-cell office:value-type="float" office:value="43.08">
            <text:p>43.08</text:p>
          </table:table-cell>
          <table:table-cell office:value-type="float" office:value="48.61">
            <text:p>48.61</text:p>
          </table:table-cell>
          <table:table-cell office:value-type="float" office:value="49.17">
            <text:p>49.17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40.71">
            <text:p>40.71</text:p>
          </table:table-cell>
          <table:table-cell office:value-type="float" office:value="46.2450592885375">
            <text:p>46.2450592885</text:p>
          </table:table-cell>
          <table:table-cell office:value-type="float" office:value="48.6166007905138">
            <text:p>48.6166007905</text:p>
          </table:table-cell>
          <table:table-cell table:style-name="ce1" office:value-type="float" office:value="47.0355731225296">
            <text:p>47.0355731225</text:p>
          </table:table-cell>
          <table:table-cell office:value-type="float" office:value="50.197628458498">
            <text:p>50.1976284585</text:p>
          </table:table-cell>
          <table:table-cell office:value-type="float" office:value="50.02">
            <text:p>50.0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45.05">
            <text:p>45.05</text:p>
          </table:table-cell>
          <table:table-cell office:value-type="float" office:value="48.2213438735178">
            <text:p>48.2213438735</text:p>
          </table:table-cell>
          <table:table-cell office:value-type="float" office:value="45.0592885375494">
            <text:p>45.0592885375</text:p>
          </table:table-cell>
          <table:table-cell office:value-type="float" office:value="49.802371541502">
            <text:p>49.8023715415</text:p>
          </table:table-cell>
          <table:table-cell office:value-type="float" office:value="52.9644268774704">
            <text:p>52.9644268775</text:p>
          </table:table-cell>
          <table:table-cell office:value-type="float" office:value="50.67">
            <text:p>50.67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table:style-name="ce2" office:value-type="string">
            <text:p><text:span text:style-name="T1">23.32</text:span></text:p>
          </table:table-cell>
          <table:table-cell table:style-name="ce4" office:value-type="float" office:value="49.44">
            <text:p>49.44</text:p>
          </table:table-cell>
          <table:table-cell office:value-type="float" office:value="54.9407114624506">
            <text:p>54.9407114625</text:p>
          </table:table-cell>
          <table:table-cell office:value-type="float" office:value="56.5217391304348">
            <text:p>56.5217391304</text:p>
          </table:table-cell>
          <table:table-cell office:value-type="float" office:value="50.16">
            <text:p>50.16</text:p>
          </table:table-cell>
          <table:table-cell office:value-type="float" office:value="60.4743083003953">
            <text:p>60.4743083004</text:p>
          </table:table-cell>
          <table:table-cell office:value-type="float" office:value="60.17">
            <text:p>60.17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54.15">
            <text:p>54.15</text:p>
          </table:table-cell>
          <table:table-cell table:style-name="ce1" office:value-type="float" office:value="57.3122529644269">
            <text:p>57.3122529644</text:p>
          </table:table-cell>
          <table:table-cell table:style-name="ce1" office:value-type="float" office:value="59.2885375494071">
            <text:p>59.2885375494</text:p>
          </table:table-cell>
          <table:table-cell table:style-name="ce1" office:value-type="float" office:value="52.7549407114625">
            <text:p>52.7549407115</text:p>
          </table:table-cell>
          <table:table-cell table:style-name="ce1" office:value-type="float" office:value="62.4505928853755">
            <text:p>62.4505928854</text:p>
          </table:table-cell>
          <table:table-cell office:value-type="float" office:value="61.29">
            <text:p>61.29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56.12">
            <text:p>56.12</text:p>
          </table:table-cell>
          <table:table-cell table:style-name="ce1" office:value-type="float" office:value="60.8695652173913">
            <text:p>60.8695652174</text:p>
          </table:table-cell>
          <table:table-cell table:style-name="ce1" office:value-type="float" office:value="56.5217391304348">
            <text:p>56.5217391304</text:p>
          </table:table-cell>
          <table:table-cell table:style-name="ce1" office:value-type="float" office:value="53.3201581027668">
            <text:p>53.3201581028</text:p>
          </table:table-cell>
          <table:table-cell table:style-name="ce1" office:value-type="float" office:value="63.2411067193676">
            <text:p>63.2411067194</text:p>
          </table:table-cell>
          <table:table-cell office:value-type="float" office:value="63.41">
            <text:p>63.41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56.52">
            <text:p>56.52</text:p>
          </table:table-cell>
          <table:table-cell table:style-name="ce1" office:value-type="float" office:value="58.8932806324111">
            <text:p>58.8932806324</text:p>
          </table:table-cell>
          <table:table-cell table:style-name="ce1" office:value-type="float" office:value="59.2885375494071">
            <text:p>59.2885375494</text:p>
          </table:table-cell>
          <table:table-cell table:style-name="ce1" office:value-type="float" office:value="52.1818181818182">
            <text:p>52.1818181818</text:p>
          </table:table-cell>
          <table:table-cell table:style-name="ce1" office:value-type="float" office:value="64.0316205533597">
            <text:p>64.0316205534</text:p>
          </table:table-cell>
          <table:table-cell office:value-type="float" office:value="63.94">
            <text:p>63.9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59.28">
            <text:p>59.28</text:p>
          </table:table-cell>
          <table:table-cell table:style-name="ce1" office:value-type="float" office:value="62.4505928853755">
            <text:p>62.4505928854</text:p>
          </table:table-cell>
          <table:table-cell table:style-name="ce1" office:value-type="float" office:value="60.4743083003953">
            <text:p>60.4743083004</text:p>
          </table:table-cell>
          <table:table-cell table:style-name="ce1" office:value-type="float" office:value="52.9249011857708">
            <text:p>52.9249011858</text:p>
          </table:table-cell>
          <table:table-cell table:style-name="ce1" office:value-type="float" office:value="67.5889328063241">
            <text:p>67.5889328063</text:p>
          </table:table-cell>
          <table:table-cell office:value-type="float" office:value="65.9">
            <text:p>65.9</text:p>
          </table:table-cell>
        </table:table-row>
        <table:table-row table:style-name="ro3">
          <table:table-cell/>
          <table:table-cell table:style-name="ce2"/>
          <table:table-cell table:number-columns-repeated="6"/>
        </table:table-row>
        <table:table-row table:style-name="ro3">
          <table:table-cell/>
          <table:table-cell table:style-name="ce2"/>
          <table:table-cell/>
          <table:table-cell table:style-name="ce1" table:number-columns-repeated="4"/>
          <table:table-cell/>
        </table:table-row>
        <table:table-row table:style-name="ro3">
          <table:table-cell table:style-name="ce1"/>
          <table:table-cell table:number-columns-repeated="7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1=0.7" table:style-name="ta1"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4">
          <table:table-cell office:value-type="string">
            <text:p>p3</text:p>
          </table:table-cell>
          <table:table-cell office:value-type="string">
            <text:p>MCM</text:p>
          </table:table-cell>
          <table:table-cell office:value-type="string">
            <text:p>MedLDA-OVA</text:p>
          </table:table-cell>
          <table:table-cell office:value-type="string">
            <text:p>MedLDA-MTL</text:p>
          </table:table-cell>
          <table:table-cell office:value-type="string">
            <text:p>DSLDA-OSST</text:p>
          </table:table-cell>
          <table:table-cell office:value-type="string">
            <text:p>DSLDA-NSLT</text:p>
          </table:table-cell>
          <table:table-cell office:value-type="string">
            <text:p>DSLDA</text:p>
          </table:table-cell>
          <table:table-cell office:value-type="string">
            <text:p>NPDSLDA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28.45">
            <text:p>28.45</text:p>
          </table:table-cell>
          <table:table-cell table:style-name="ce1" office:value-type="float" office:value="48.6166007905138">
            <text:p>48.6166007905</text:p>
          </table:table-cell>
          <table:table-cell table:style-name="ce1" office:value-type="float" office:value="46.7588932806324">
            <text:p>46.7588932806</text:p>
          </table:table-cell>
          <table:table-cell table:style-name="ce1" office:value-type="float" office:value="45.8498023715415">
            <text:p>45.8498023715</text:p>
          </table:table-cell>
          <table:table-cell table:style-name="ce1" office:value-type="float" office:value="55.7075098814229">
            <text:p>55.7075098814</text:p>
          </table:table-cell>
          <table:table-cell office:value-type="float" office:value="53.2">
            <text:p>53.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38.94">
            <text:p>38.94</text:p>
          </table:table-cell>
          <table:table-cell table:style-name="ce1" office:value-type="float" office:value="50.5928853754941">
            <text:p>50.5928853755</text:p>
          </table:table-cell>
          <table:table-cell table:style-name="ce1" office:value-type="float" office:value="52.9644268774704">
            <text:p>52.9644268775</text:p>
          </table:table-cell>
          <table:table-cell table:style-name="ce1" office:value-type="float" office:value="51.9407114624506">
            <text:p>51.9407114625</text:p>
          </table:table-cell>
          <table:table-cell table:style-name="ce1" office:value-type="float" office:value="56.9169960474308">
            <text:p>56.9169960474</text:p>
          </table:table-cell>
          <table:table-cell office:value-type="float" office:value="54.38">
            <text:p>54.38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42.29">
            <text:p>42.29</text:p>
          </table:table-cell>
          <table:table-cell table:style-name="ce1" office:value-type="float" office:value="55.3359683794466">
            <text:p>55.3359683794</text:p>
          </table:table-cell>
          <table:table-cell table:style-name="ce1" office:value-type="float" office:value="53.3596837944664">
            <text:p>53.3596837945</text:p>
          </table:table-cell>
          <table:table-cell table:style-name="ce1" office:value-type="float" office:value="50.197628458498">
            <text:p>50.1976284585</text:p>
          </table:table-cell>
          <table:table-cell table:style-name="ce1" office:value-type="float" office:value="59.6837944664032">
            <text:p>59.6837944664</text:p>
          </table:table-cell>
          <table:table-cell office:value-type="float" office:value="54.73">
            <text:p>54.73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47.035">
            <text:p>47.035</text:p>
          </table:table-cell>
          <table:table-cell table:style-name="ce1" office:value-type="float" office:value="52.5691699604743">
            <text:p>52.5691699605</text:p>
          </table:table-cell>
          <table:table-cell table:style-name="ce1" office:value-type="float" office:value="58.498023715415">
            <text:p>58.4980237154</text:p>
          </table:table-cell>
          <table:table-cell table:style-name="ce1" office:value-type="float" office:value="52.8932806324111">
            <text:p>52.8932806324</text:p>
          </table:table-cell>
          <table:table-cell table:style-name="ce1" office:value-type="float" office:value="61.6600790513834">
            <text:p>61.6600790514</text:p>
          </table:table-cell>
          <table:table-cell office:value-type="float" office:value="58.54">
            <text:p>58.5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48.61">
            <text:p>48.61</text:p>
          </table:table-cell>
          <table:table-cell table:style-name="ce1" office:value-type="float" office:value="56.9169960474308">
            <text:p>56.9169960474</text:p>
          </table:table-cell>
          <table:table-cell table:style-name="ce1" office:value-type="float" office:value="56.5217391304348">
            <text:p>56.5217391304</text:p>
          </table:table-cell>
          <table:table-cell table:style-name="ce1" office:value-type="float" office:value="53.0355731225296">
            <text:p>53.0355731225</text:p>
          </table:table-cell>
          <table:table-cell office:value-type="float" office:value="61.6600790513834">
            <text:p>61.6600790514</text:p>
          </table:table-cell>
          <table:table-cell office:value-type="float" office:value="60.92">
            <text:p>60.92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49.72">
            <text:p>49.72</text:p>
          </table:table-cell>
          <table:table-cell office:value-type="float" office:value="57.3122529644269">
            <text:p>57.3122529644</text:p>
          </table:table-cell>
          <table:table-cell office:value-type="float" office:value="57.7075098814229">
            <text:p>57.7075098814</text:p>
          </table:table-cell>
          <table:table-cell office:value-type="float" office:value="51.897233201581">
            <text:p>51.8972332016</text:p>
          </table:table-cell>
          <table:table-cell table:style-name="ce4" office:value-type="float" office:value="62.8458498023715">
            <text:p>62.8458498024</text:p>
          </table:table-cell>
          <table:table-cell office:value-type="float" office:value="61.26">
            <text:p>61.26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51.03">
            <text:p>51.03</text:p>
          </table:table-cell>
          <table:table-cell office:value-type="float" office:value="53.3596837944664">
            <text:p>53.3596837945</text:p>
          </table:table-cell>
          <table:table-cell office:value-type="float" office:value="59.2885375494071">
            <text:p>59.2885375494</text:p>
          </table:table-cell>
          <table:table-cell office:value-type="float" office:value="54.5454545454545">
            <text:p>54.5454545455</text:p>
          </table:table-cell>
          <table:table-cell office:value-type="float" office:value="63.2411067193676">
            <text:p>63.2411067194</text:p>
          </table:table-cell>
          <table:table-cell office:value-type="float" office:value="61.04">
            <text:p>61.0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50.98">
            <text:p>50.98</text:p>
          </table:table-cell>
          <table:table-cell office:value-type="float" office:value="60.0790513833992">
            <text:p>60.0790513834</text:p>
          </table:table-cell>
          <table:table-cell office:value-type="float" office:value="63.2411067193676">
            <text:p>63.2411067194</text:p>
          </table:table-cell>
          <table:table-cell office:value-type="float" office:value="55.9486166007905">
            <text:p>55.9486166008</text:p>
          </table:table-cell>
          <table:table-cell office:value-type="float" office:value="66.0079051383399">
            <text:p>66.0079051383</text:p>
          </table:table-cell>
          <table:table-cell office:value-type="float" office:value="64.8">
            <text:p>64.8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56.52">
            <text:p>56.52</text:p>
          </table:table-cell>
          <table:table-cell office:value-type="float" office:value="62.0553359683794">
            <text:p>62.0553359684</text:p>
          </table:table-cell>
          <table:table-cell office:value-type="float" office:value="59.6837944664032">
            <text:p>59.6837944664</text:p>
          </table:table-cell>
          <table:table-cell office:value-type="float" office:value="55.0830039525692">
            <text:p>55.0830039526</text:p>
          </table:table-cell>
          <table:table-cell office:value-type="float" office:value="66.0079051383399">
            <text:p>66.0079051383</text:p>
          </table:table-cell>
          <table:table-cell office:value-type="float" office:value="64.37">
            <text:p>64.37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<text:span text:style-name="T1">23.32</text:span></text:p>
          </table:table-cell>
          <table:table-cell office:value-type="float" office:value="60.84">
            <text:p>60.84</text:p>
          </table:table-cell>
          <table:table-cell table:style-name="ce1" office:value-type="float" office:value="60.8695652173913">
            <text:p>60.8695652174</text:p>
          </table:table-cell>
          <table:table-cell table:style-name="ce1" office:value-type="float" office:value="60.4743083003953">
            <text:p>60.4743083004</text:p>
          </table:table-cell>
          <table:table-cell office:value-type="float" office:value="56.14">
            <text:p>56.14</text:p>
          </table:table-cell>
          <table:table-cell table:style-name="ce1" office:value-type="float" office:value="69.1699604743083">
            <text:p>69.1699604743</text:p>
          </table:table-cell>
          <table:table-cell office:value-type="float" office:value="66.12">
            <text:p>66.12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rrors_p1_0_7" table:style-name="ta1">
        <table:table-column table:style-name="co1" table:number-columns-repeated="8" table:default-cell-style-name="Default"/>
        <table:table-row table:style-name="ro4">
          <table:table-cell office:value-type="string">
            <text:p>p3</text:p>
          </table:table-cell>
          <table:table-cell office:value-type="string">
            <text:p>MCM</text:p>
          </table:table-cell>
          <table:table-cell office:value-type="string">
            <text:p>MedLDA-OVA</text:p>
          </table:table-cell>
          <table:table-cell office:value-type="string">
            <text:p>MedLDA-MTL</text:p>
          </table:table-cell>
          <table:table-cell office:value-type="string">
            <text:p>DSLDA-OSST</text:p>
          </table:table-cell>
          <table:table-cell office:value-type="string">
            <text:p>DSLDA-NSLT</text:p>
          </table:table-cell>
          <table:table-cell office:value-type="string">
            <text:p>DSLDA</text:p>
          </table:table-cell>
          <table:table-cell office:value-type="string">
            <text:p>NPDSLDA</text:p>
          </table:table-cell>
        </table:table-row>
        <table:table-row table:style-name="ro3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style-name="ce1" office:value-type="float" office:value="2.57727252077477">
            <text:p>2.5772725208</text:p>
          </table:table-cell>
          <table:table-cell table:style-name="ce1" office:value-type="float" office:value="0.830969170932114">
            <text:p>0.8309691709</text:p>
          </table:table-cell>
          <table:table-cell table:style-name="ce1" office:value-type="float" office:value="1.24440914660165">
            <text:p>1.2444091466</text:p>
          </table:table-cell>
          <table:table-cell table:style-name="ce1" office:value-type="float" office:value="2.37958429603446">
            <text:p>2.379584296</text:p>
          </table:table-cell>
          <table:table-cell office:value-type="float" office:value="0.342063188360176">
            <text:p>0.3420631884</text:p>
          </table:table-cell>
          <table:table-cell office:value-type="float" office:value="3.85235415714765">
            <text:p>3.8523541571</text:p>
          </table:table-cell>
        </table:table-row>
        <table:table-row table:style-name="ro3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style-name="ce1" office:value-type="float" office:value="1.51443753064107">
            <text:p>1.5144375306</text:p>
          </table:table-cell>
          <table:table-cell table:style-name="ce1" office:value-type="float" office:value="1.20498532111796">
            <text:p>1.2049853211</text:p>
          </table:table-cell>
          <table:table-cell table:style-name="ce1" office:value-type="float" office:value="3.69351856841298">
            <text:p>3.6935185684</text:p>
          </table:table-cell>
          <table:table-cell table:style-name="ce1" office:value-type="float" office:value="1.04884699112338">
            <text:p>1.0488469911</text:p>
          </table:table-cell>
          <table:table-cell office:value-type="float" office:value="1.04992893879333">
            <text:p>1.0499289388</text:p>
          </table:table-cell>
          <table:table-cell office:value-type="float" office:value="2.18722287495587">
            <text:p>2.187222875</text:p>
          </table:table-cell>
        </table:table-row>
        <table:table-row table:style-name="ro3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table:style-name="ce1" office:value-type="float" office:value="3.24632183312991">
            <text:p>3.2463218331</text:p>
          </table:table-cell>
          <table:table-cell table:style-name="ce1" office:value-type="float" office:value="1.88369339407036">
            <text:p>1.8836933941</text:p>
          </table:table-cell>
          <table:table-cell table:style-name="ce1" office:value-type="float" office:value="1.72082956531834">
            <text:p>1.7208295653</text:p>
          </table:table-cell>
          <table:table-cell table:style-name="ce1" office:value-type="float" office:value="2.41137235752833">
            <text:p>2.4113723575</text:p>
          </table:table-cell>
          <table:table-cell office:value-type="float" office:value="3.20405849107896">
            <text:p>3.2040584911</text:p>
          </table:table-cell>
          <table:table-cell office:value-type="float" office:value="2.08454332321601">
            <text:p>2.0845433232</text:p>
          </table:table-cell>
        </table:table-row>
        <table:table-row table:style-name="ro3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style-name="ce1" office:value-type="float" office:value="2.13130235519782">
            <text:p>2.1313023552</text:p>
          </table:table-cell>
          <table:table-cell table:style-name="ce1" office:value-type="float" office:value="0.921952640846234">
            <text:p>0.9219526408</text:p>
          </table:table-cell>
          <table:table-cell table:style-name="ce1" office:value-type="float" office:value="0.739265280496544">
            <text:p>0.7392652805</text:p>
          </table:table-cell>
          <table:table-cell table:style-name="ce1" office:value-type="float" office:value="2.84486312173473">
            <text:p>2.8448631217</text:p>
          </table:table-cell>
          <table:table-cell office:value-type="float" office:value="0.116881110248585">
            <text:p>0.1168811102</text:p>
          </table:table-cell>
          <table:table-cell office:value-type="float" office:value="0.926377546834095">
            <text:p>0.9263775468</text:p>
          </table:table-cell>
        </table:table-row>
        <table:table-row table:style-name="ro3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style-name="ce1" office:value-type="float" office:value="1.40290841430753">
            <text:p>1.4029084143</text:p>
          </table:table-cell>
          <table:table-cell table:style-name="ce1" office:value-type="float" office:value="3.37723517078156">
            <text:p>3.3772351708</text:p>
          </table:table-cell>
          <table:table-cell table:style-name="ce1" office:value-type="float" office:value="3.61952387471957">
            <text:p>3.6195238747</text:p>
          </table:table-cell>
          <table:table-cell office:value-type="float" office:value="0.88698693606896">
            <text:p>0.8869869361</text:p>
          </table:table-cell>
          <table:table-cell office:value-type="float" office:value="3.71541655791218">
            <text:p>3.7154165579</text:p>
          </table:table-cell>
          <table:table-cell office:value-type="float" office:value="1.95559097568067">
            <text:p>1.955590975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3.75600624799955">
            <text:p>3.756006248</text:p>
          </table:table-cell>
          <table:table-cell office:value-type="float" office:value="0.779057158268197">
            <text:p>0.7790571583</text:p>
          </table:table-cell>
          <table:table-cell office:value-type="float" office:value="3.91899351342434">
            <text:p>3.9189935134</text:p>
          </table:table-cell>
          <table:table-cell table:style-name="ce4" office:value-type="float" office:value="0.469670603423224">
            <text:p>0.4696706034</text:p>
          </table:table-cell>
          <table:table-cell office:value-type="float" office:value="2.92132345142181">
            <text:p>2.9213234514</text:p>
          </table:table-cell>
          <table:table-cell office:value-type="float" office:value="2.49624035269476">
            <text:p>2.4962403527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3.50377124597194">
            <text:p>3.503771246</text:p>
          </table:table-cell>
          <table:table-cell office:value-type="float" office:value="0.903687123889595">
            <text:p>0.9036871239</text:p>
          </table:table-cell>
          <table:table-cell office:value-type="float" office:value="1.75547989250441">
            <text:p>1.7554798925</text:p>
          </table:table-cell>
          <table:table-cell office:value-type="float" office:value="1.18670349287331">
            <text:p>1.1867034929</text:p>
          </table:table-cell>
          <table:table-cell office:value-type="float" office:value="1.95443589521432">
            <text:p>1.9544358952</text:p>
          </table:table-cell>
          <table:table-cell office:value-type="float" office:value="2.71654216346299">
            <text:p>2.716542163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2.20062537159369">
            <text:p>2.2006253716</text:p>
          </table:table-cell>
          <table:table-cell office:value-type="float" office:value="0.682832188591434">
            <text:p>0.6828321886</text:p>
          </table:table-cell>
          <table:table-cell office:value-type="float" office:value="0.444476893762395">
            <text:p>0.4444768938</text:p>
          </table:table-cell>
          <table:table-cell office:value-type="float" office:value="1.27511320770353">
            <text:p>1.2751132077</text:p>
          </table:table-cell>
          <table:table-cell office:value-type="float" office:value="2.31410024409376">
            <text:p>2.3141002441</text:p>
          </table:table-cell>
          <table:table-cell office:value-type="float" office:value="1.58206086267437">
            <text:p>1.582060862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2.48990034400491">
            <text:p>2.489900344</text:p>
          </table:table-cell>
          <table:table-cell office:value-type="float" office:value="0.910657191266214">
            <text:p>0.9106571913</text:p>
          </table:table-cell>
          <table:table-cell office:value-type="float" office:value="1.03225878364827">
            <text:p>1.0322587836</text:p>
          </table:table-cell>
          <table:table-cell office:value-type="float" office:value="1.69666703885523">
            <text:p>1.6966670389</text:p>
          </table:table-cell>
          <table:table-cell office:value-type="float" office:value="0.949134319086086">
            <text:p>0.9491343191</text:p>
          </table:table-cell>
          <table:table-cell office:value-type="float" office:value="1.46974659417791">
            <text:p>1.469746594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2.34817881812567">
            <text:p>2.3481788181</text:p>
          </table:table-cell>
          <table:table-cell table:style-name="ce1" office:value-type="float" office:value="1.7427947364156">
            <text:p>1.7427947364</text:p>
          </table:table-cell>
          <table:table-cell office:value-type="float" office:value="1.63487938445021">
            <text:p>1.6348793845</text:p>
          </table:table-cell>
          <table:table-cell table:style-name="ce1" office:value-type="float" office:value="2.03143313864447">
            <text:p>2.0314331386</text:p>
          </table:table-cell>
          <table:table-cell office:value-type="float" office:value="1.83539531271972">
            <text:p>1.8353953127</text:p>
          </table:table-cell>
          <table:table-cell office:value-type="float" office:value="3.95192801264653">
            <text:p>3.9519280126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rros_p1_0_5" table:style-name="ta1">
        <table:table-column table:style-name="co1" table:number-columns-repeated="8" table:default-cell-style-name="Default"/>
        <table:table-row table:style-name="ro4">
          <table:table-cell office:value-type="string">
            <text:p>p3</text:p>
          </table:table-cell>
          <table:table-cell office:value-type="string">
            <text:p>MCM</text:p>
          </table:table-cell>
          <table:table-cell office:value-type="string">
            <text:p>MedLDA-OVA</text:p>
          </table:table-cell>
          <table:table-cell office:value-type="string">
            <text:p>MedLDA-MTL</text:p>
          </table:table-cell>
          <table:table-cell office:value-type="string">
            <text:p>DSLDA-OSST</text:p>
          </table:table-cell>
          <table:table-cell office:value-type="string">
            <text:p>DSLDA-NSLT</text:p>
          </table:table-cell>
          <table:table-cell office:value-type="string">
            <text:p>DSLDA</text:p>
          </table:table-cell>
          <table:table-cell office:value-type="string">
            <text:p>NPDSLDA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427047446428966">
            <text:p>0.4270474464</text:p>
          </table:table-cell>
          <table:table-cell office:value-type="float" office:value="0.122163785218547">
            <text:p>0.1221637852</text:p>
          </table:table-cell>
          <table:table-cell office:value-type="float" office:value="0.731689877659656">
            <text:p>0.7316898777</text:p>
          </table:table-cell>
          <table:table-cell office:value-type="float" office:value="0.238475470318557">
            <text:p>0.2384754703</text:p>
          </table:table-cell>
          <table:table-cell office:value-type="float" office:value="2.63842101163323">
            <text:p>2.6384210116</text:p>
          </table:table-cell>
          <table:table-cell office:value-type="float" office:value="0.693554452476022">
            <text:p>0.693554452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61502939467424">
            <text:p>2.6150293947</text:p>
          </table:table-cell>
          <table:table-cell office:value-type="float" office:value="2.97629704146985">
            <text:p>2.9762970415</text:p>
          </table:table-cell>
          <table:table-cell office:value-type="float" office:value="0.95972804227487">
            <text:p>0.9597280423</text:p>
          </table:table-cell>
          <table:table-cell office:value-type="float" office:value="2.72788761659625">
            <text:p>2.7278876166</text:p>
          </table:table-cell>
          <table:table-cell office:value-type="float" office:value="2.07437977004215">
            <text:p>2.07437977</text:p>
          </table:table-cell>
          <table:table-cell office:value-type="float" office:value="1.56375120929494">
            <text:p>1.5637512093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.97669574655708">
            <text:p>1.9766957466</text:p>
          </table:table-cell>
          <table:table-cell office:value-type="float" office:value="2.0000897423608">
            <text:p>2.0000897424</text:p>
          </table:table-cell>
          <table:table-cell office:value-type="float" office:value="3.54604773230441">
            <text:p>3.5460477323</text:p>
          </table:table-cell>
          <table:table-cell office:value-type="float" office:value="0.169724550002967">
            <text:p>0.16972455</text:p>
          </table:table-cell>
          <table:table-cell office:value-type="float" office:value="1.89189821905545">
            <text:p>1.8918982191</text:p>
          </table:table-cell>
          <table:table-cell office:value-type="float" office:value="2.32551897135628">
            <text:p>2.325518971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3.1162068929251">
            <text:p>3.1162068929</text:p>
          </table:table-cell>
          <table:table-cell office:value-type="float" office:value="1.91968856458424">
            <text:p>1.9196885646</text:p>
          </table:table-cell>
          <table:table-cell office:value-type="float" office:value="0.114696609856424">
            <text:p>0.1146966099</text:p>
          </table:table-cell>
          <table:table-cell office:value-type="float" office:value="0.28578185840257">
            <text:p>0.2857818584</text:p>
          </table:table-cell>
          <table:table-cell office:value-type="float" office:value="2.59596597084942">
            <text:p>2.5959659708</text:p>
          </table:table-cell>
          <table:table-cell office:value-type="float" office:value="2.21345756640976">
            <text:p>2.2134575664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.86014831360278">
            <text:p>2.8601483136</text:p>
          </table:table-cell>
          <table:table-cell office:value-type="float" office:value="3.61888895226945">
            <text:p>3.6188889523</text:p>
          </table:table-cell>
          <table:table-cell office:value-type="float" office:value="1.9596055540489">
            <text:p>1.959605554</text:p>
          </table:table-cell>
          <table:table-cell office:value-type="float" office:value="2.08659936985714">
            <text:p>2.0865993699</text:p>
          </table:table-cell>
          <table:table-cell office:value-type="float" office:value="1.20132230140961">
            <text:p>1.2013223014</text:p>
          </table:table-cell>
          <table:table-cell office:value-type="float" office:value="0.241884716679575">
            <text:p>0.241884716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3.61488224222527">
            <text:p>3.6148822422</text:p>
          </table:table-cell>
          <table:table-cell office:value-type="float" office:value="2.43946659369023">
            <text:p>2.4394665937</text:p>
          </table:table-cell>
          <table:table-cell office:value-type="float" office:value="0.671708582729027">
            <text:p>0.6717085827</text:p>
          </table:table-cell>
          <table:table-cell office:value-type="float" office:value="0.386920103123468">
            <text:p>0.3869201031</text:p>
          </table:table-cell>
          <table:table-cell office:value-type="float" office:value="1.81519083490768">
            <text:p>1.8151908349</text:p>
          </table:table-cell>
          <table:table-cell office:value-type="float" office:value="1.5970310824543">
            <text:p>1.597031082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3.56369001732316">
            <text:p>3.5636900173</text:p>
          </table:table-cell>
          <table:table-cell office:value-type="float" office:value="2.47066555835382">
            <text:p>2.4706655584</text:p>
          </table:table-cell>
          <table:table-cell office:value-type="float" office:value="3.91472259856464">
            <text:p>3.9147225986</text:p>
          </table:table-cell>
          <table:table-cell office:value-type="float" office:value="3.2725942154385">
            <text:p>3.2725942154</text:p>
          </table:table-cell>
          <table:table-cell office:value-type="float" office:value="1.72956601513385">
            <text:p>1.7295660151</text:p>
          </table:table-cell>
          <table:table-cell office:value-type="float" office:value="2.10750332203318">
            <text:p>2.10750332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.33665221094999">
            <text:p>1.3366522109</text:p>
          </table:table-cell>
          <table:table-cell office:value-type="float" office:value="3.43776922258485">
            <text:p>3.4377692226</text:p>
          </table:table-cell>
          <table:table-cell office:value-type="float" office:value="2.85077788671566">
            <text:p>2.8507778867</text:p>
          </table:table-cell>
          <table:table-cell office:value-type="float" office:value="3.27018836831715">
            <text:p>3.2701883683</text:p>
          </table:table-cell>
          <table:table-cell office:value-type="float" office:value="1.30125518160818">
            <text:p>1.3012551816</text:p>
          </table:table-cell>
          <table:table-cell office:value-type="float" office:value="1.66719787172315">
            <text:p>1.667197871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2.79498332933918">
            <text:p>2.7949833293</text:p>
          </table:table-cell>
          <table:table-cell office:value-type="float" office:value="3.22195769811874">
            <text:p>3.2219576981</text:p>
          </table:table-cell>
          <table:table-cell office:value-type="float" office:value="2.00188649661937">
            <text:p>2.0018864966</text:p>
          </table:table-cell>
          <table:table-cell office:value-type="float" office:value="2.88975836946737">
            <text:p>2.8897583695</text:p>
          </table:table-cell>
          <table:table-cell office:value-type="float" office:value="0.333879259435656">
            <text:p>0.3338792594</text:p>
          </table:table-cell>
          <table:table-cell office:value-type="float" office:value="2.62743956389483">
            <text:p>2.62743956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91239306743717">
            <text:p>0.7912393067</text:p>
          </table:table-cell>
          <table:table-cell office:value-type="float" office:value="2.30688606245874">
            <text:p>2.3068860625</text:p>
          </table:table-cell>
          <table:table-cell office:value-type="float" office:value="1.88435349816776">
            <text:p>1.8843534982</text:p>
          </table:table-cell>
          <table:table-cell office:value-type="float" office:value="0.599461769911867">
            <text:p>0.5994617699</text:p>
          </table:table-cell>
          <table:table-cell office:value-type="float" office:value="0.532684030428647">
            <text:p>0.5326840304</text:p>
          </table:table-cell>
          <table:table-cell office:value-type="float" office:value="2.51189343676042">
            <text:p>2.5118934368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an </meta:initial-creator>
    <meta:creation-date>2012-12-11T11:57:54</meta:creation-date>
    <dc:date>2012-12-11T16:26:13</dc:date>
    <dc:creator>ayan </dc:creator>
    <meta:editing-duration>PT3H27M57S</meta:editing-duration>
    <meta:editing-cycles>42</meta:editing-cycles>
    <meta:generator>LibreOffice/3.5$Linux_X86_64 LibreOffice_project/350m1$Build-2</meta:generator>
    <meta:document-statistic meta:table-count="5" meta:cell-count="352" meta:object-count="0"/>
  </office:meta>
</office:document-meta>
</file>